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42a" officeooo:paragraph-rsid="0010b42a"/>
    </style:style>
    <style:style style:name="P2" style:family="paragraph" style:parent-style-name="Standard">
      <style:text-properties officeooo:rsid="0010b42a" officeooo:paragraph-rsid="0012ccad"/>
    </style:style>
    <style:style style:name="P3" style:family="paragraph" style:parent-style-name="Standard">
      <style:text-properties officeooo:rsid="0016afea" officeooo:paragraph-rsid="0016afe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 <text:s/></text:p>
      <text:p text:style-name="Standard">{ <text:s text:c="2"/>"_id": 1, <text:s text:c="3"/></text:p>
      <text:p text:style-name="Standard"><text:s text:c="4"/>"name": "John", <text:s text:c="3"/></text:p>
      <text:p text:style-name="Standard"><text:s text:c="4"/>"age": 25, <text:s text:c="3"/></text:p>
      <text:p text:style-name="Standard"><text:s text:c="4"/>"city": "New York", <text:s text:c="3"/></text:p>
      <text:p text:style-name="Standard"><text:s text:c="4"/>"hobbies": ["reading", "swimming", "hiking"],</text:p>
      <text:p text:style-name="Standard"><text:s text:c="4"/>"salary": 50000</text:p>
      <text:p text:style-name="Standard"><text:s text:c="2"/>},</text:p>
      <text:p text:style-name="Standard"><text:s text:c="2"/>{</text:p>
      <text:p text:style-name="Standard"><text:s text:c="4"/>"_id": 2,</text:p>
      <text:p text:style-name="Standard"><text:s text:c="4"/>"name": "Mary",</text:p>
      <text:p text:style-name="Standard"><text:s text:c="4"/>"age": 30,</text:p>
      <text:p text:style-name="Standard"><text:s text:c="4"/>"city": "San Francisco",</text:p>
      <text:p text:style-name="Standard"><text:s text:c="4"/>"hobbies": ["yoga", "cooking", "traveling"],</text:p>
      <text:p text:style-name="Standard"><text:s text:c="4"/>"salary": 75000</text:p>
      <text:p text:style-name="Standard"><text:s text:c="2"/>},</text:p>
      <text:p text:style-name="Standard"><text:s text:c="2"/>{</text:p>
      <text:p text:style-name="Standard"><text:s text:c="4"/>"_id": 3,</text:p>
      <text:p text:style-name="Standard"><text:s text:c="4"/>"name": "Mike",</text:p>
      <text:p text:style-name="Standard"><text:s text:c="4"/>"age": 35,</text:p>
      <text:p text:style-name="Standard"><text:s text:c="4"/>"city": "Los Angeles",</text:p>
      <text:p text:style-name="Standard"><text:s text:c="4"/>"hobbies": ["biking", "running", "painting"],</text:p>
      <text:p text:style-name="Standard"><text:s text:c="4"/>"salary": 90000</text:p>
      <text:p text:style-name="Standard"><text:s text:c="2"/>},</text:p>
      <text:p text:style-name="Standard"><text:s text:c="2"/>{</text:p>
      <text:p text:style-name="Standard"><text:s text:c="4"/>"_id": 4,</text:p>
      <text:p text:style-name="Standard"><text:s text:c="4"/>"name": "Sarah",</text:p>
      <text:p text:style-name="Standard"><text:s text:c="4"/>"age": 27,</text:p>
      <text:p text:style-name="Standard"><text:s text:c="4"/>"city": "New York",</text:p>
      <text:p text:style-name="Standard"><text:s text:c="4"/>"hobbies": ["dancing", "cooking"],</text:p>
      <text:p text:style-name="Standard"><text:s text:c="4"/>"salary": 55000</text:p>
      <text:p text:style-name="Standard"><text:s text:c="2"/>},</text:p>
      <text:p text:style-name="Standard"><text:s text:c="2"/>{</text:p>
      <text:p text:style-name="Standard"><text:s text:c="4"/>"_id": 5,</text:p>
      <text:p text:style-name="Standard"><text:s text:c="4"/>"name": "Tom",</text:p>
      <text:p text:style-name="Standard"><text:s text:c="4"/>"age": 28,</text:p>
      <text:p text:style-name="Standard"><text:s text:c="4"/>"city": "San Francisco",</text:p>
      <text:p text:style-name="Standard"><text:s text:c="4"/>"hobbies": ["running", "swimming"],</text:p>
      <text:p text:style-name="Standard"><text:s text:c="4"/>"salary": 60000</text:p>
      <text:p text:style-name="Standard"><text:s text:c="2"/>},</text:p>
      <text:p text:style-name="Standard"><text:s text:c="2"/>{</text:p>
      <text:p text:style-name="Standard"><text:s text:c="4"/>"_id": 6,</text:p>
      <text:p text:style-name="Standard"><text:s text:c="4"/>"name": "Linda",</text:p>
      <text:p text:style-name="Standard"><text:s text:c="4"/>"age": 33,</text:p>
      <text:p text:style-name="Standard"><text:s text:c="4"/>"city": "Los Angeles",</text:p>
      <text:p text:style-name="Standard"><text:s text:c="4"/>"hobbies": ["painting", "reading"],</text:p>
      <text:p text:style-name="Standard"><text:s text:c="4"/>"salary": 80000</text:p>
      <text:p text:style-name="Standard"><text:s text:c="2"/>},</text:p>
      <text:p text:style-name="Standard"><text:s text:c="2"/>{</text:p>
      <text:p text:style-name="Standard"><text:s text:c="4"/>"_id": 7,</text:p>
      <text:p text:style-name="Standard"><text:s text:c="4"/>"name": "David",</text:p>
      <text:p text:style-name="Standard"><text:s text:c="4"/>"age": 29,</text:p>
      <text:p text:style-name="Standard"><text:soft-page-break/><text:s text:c="4"/>"city": "New York",</text:p>
      <text:p text:style-name="Standard"><text:s text:c="4"/>"hobbies": ["swimming", "hiking"],</text:p>
      <text:p text:style-name="Standard"><text:s text:c="4"/>"salary": 65000</text:p>
      <text:p text:style-name="Standard"><text:s text:c="2"/>},</text:p>
      <text:p text:style-name="Standard"><text:s text:c="2"/>{</text:p>
      <text:p text:style-name="Standard"><text:s text:c="4"/>"_id": 8,</text:p>
      <text:p text:style-name="Standard"><text:s text:c="4"/>"name": "Olivia",</text:p>
      <text:p text:style-name="Standard"><text:s text:c="4"/>"age": 26,</text:p>
      <text:p text:style-name="Standard"><text:s text:c="4"/>"city": "San Francisco",</text:p>
      <text:p text:style-name="Standard"><text:s text:c="4"/>"hobbies": ["yoga", "cooking", "reading"],</text:p>
      <text:p text:style-name="Standard"><text:s text:c="4"/>"salary": 70000</text:p>
      <text:p text:style-name="Standard"><text:s text:c="2"/>},</text:p>
      <text:p text:style-name="Standard"><text:s text:c="2"/>{</text:p>
      <text:p text:style-name="Standard"><text:s text:c="4"/>"_id": 9,</text:p>
      <text:p text:style-name="Standard"><text:s text:c="4"/>"name": "James",</text:p>
      <text:p text:style-name="Standard"><text:s text:c="4"/>"age": 32,</text:p>
      <text:p text:style-name="Standard"><text:s text:c="4"/>"city": "Los Angeles",</text:p>
      <text:p text:style-name="Standard"><text:s text:c="4"/>"hobbies": ["biking", "running"],</text:p>
      <text:p text:style-name="Standard"><text:s text:c="4"/>"salary": 95000</text:p>
      <text:p text:style-name="Standard"><text:s text:c="2"/>}</text:p>
      <text:p text:style-name="Standard">]</text:p>
      <text:p text:style-name="Standard"/>
      <text:p text:style-name="Standard"/>
      <text:p text:style-name="Standard"/>
      <text:p text:style-name="Standard"/>
      <text:p text:style-name="Standard">1)Find all documnets where the age is greater than or equal to 30</text:p>
      <text:p text:style-name="Standard"/>
      <text:p text:style-name="Standard"><text:s text:c="8"/>db.collection.find({age:{$gte:30}}).count()</text:p>
      <text:p text:style-name="Standard"/>
      <text:p text:style-name="Standard"/>
      <text:p text:style-name="Standard">2)Find all documents where the name is "John" or "Mary"</text:p>
      <text:p text:style-name="Standard"/>
      <text:p text:style-name="Standard"><text:s text:c="9"/>db.collection.find({name:{$in:["John","Mary"]}})</text:p>
      <text:p text:style-name="Standard"/>
      <text:p text:style-name="Standard"/>
      <text:p text:style-name="Standard">3)Find all documents where the hobbies include "reading"</text:p>
      <text:p text:style-name="Standard"/>
      <text:p text:style-name="Standard"><text:s text:c="7"/>db.collection.find({hobbies:{$in:["reading"]}}) </text:p>
      <text:p text:style-name="Standard"/>
      <text:p text:style-name="Standard"/>
      <text:p text:style-name="Standard">4)Find all documents where the salary is greatyer than 60000</text:p>
      <text:p text:style-name="Standard"/>
      <text:p text:style-name="Standard"><text:s text:c="8"/>db.collection.find({hobbies:{$in:["reading"]}})</text:p>
      <text:p text:style-name="Standard"/>
      <text:p text:style-name="Standard"/>
      <text:p text:style-name="Standard">5)Find all documents where the city is either "New York" or "Los Angeles"</text:p>
      <text:p text:style-name="Standard"/>
      <text:p text:style-name="Standard"/>
      <text:p text:style-name="Standard"/>
      <text:p text:style-name="Standard">db.collection.find({$or:[{city:"New York"},{name:"Los Angeles"}]}).count()</text:p>
      <text:p text:style-name="Standard"/>
      <text:p text:style-name="Standard"/>
      <text:p text:style-name="Standard"><text:soft-page-break/>6)Find all documents where the hobbies include "swimming" pr "hiking"</text:p>
      <text:p text:style-name="Standard"/>
      <text:p text:style-name="Standard">db.collection.find({$and:[{age:{$gte:30},city:"San Francisco"}]})</text:p>
      <text:p text:style-name="Standard"/>
      <text:p text:style-name="Standard"/>
      <text:p text:style-name="Standard">7)Find all documents where the age is between 25 and 35</text:p>
      <text:p text:style-name="Standard"/>
      <text:p text:style-name="Standard"/>
      <text:p text:style-name="Standard"><text:s text:c="6"/>db.collection.find({age:{$gt:25,$lt:35}}) .count()</text:p>
      <text:p text:style-name="Standard"/>
      <text:p text:style-name="Standard"/>
      <text:p text:style-name="Standard">8)Find all documents where the is greater than or eual to 30 and the city is "San Francisco"</text:p>
      <text:p text:style-name="Standard"/>
      <text:p text:style-name="Standard"/>
      <text:p text:style-name="Standard">collection</text:p>
      <text:p text:style-name="Standard"/>
      <text:p text:style-name="Standard"/>
      <text:p text:style-name="Standard"><text:s text:c="2"/>db.collection.find({$and:[{age:{$gte:30},city:"San Francisco"}]})</text:p>
      <text:p text:style-name="Standard"/>
      <text:p text:style-name="Standard"/>
      <text:p text:style-name="Standard">9)Find all documents where the age is less than 30 or hobbies include "cooking"</text:p>
      <text:p text:style-name="Standard"/>
      <text:p text:style-name="Standard"/>
      <text:p text:style-name="Standard">db.collection.find({$or:[{age:{$lt:30},hobbies:"cooking"}]})</text:p>
      <text:p text:style-name="Standard"/>
      <text:p text:style-name="Standard"/>
      <text:p text:style-name="Standard">10)Find all documents where the age is not equal to 30</text:p>
      <text:p text:style-name="Standard"/>
      <text:p text:style-name="Standard"/>
      <text:p text:style-name="Standard"><text:s text:c="6"/>db.collection.find({age:{$ne:30}}).count()</text:p>
      <text:p text:style-name="Standard"/>
      <text:p text:style-name="Standard"/>
      <text:p text:style-name="Standard">11)Find all documents where the city is not "Los Angeles" and the hobbies include "reading"</text:p>
      <text:p text:style-name="Standard"/>
      <text:p text:style-name="Standard"/>
      <text:p text:style-name="Standard">db.collection.find({$and :[{city:{$ne:"Los Angeles"}},{hobbies:"reading"}]})</text:p>
      <text:p text:style-name="Standard"/>
      <text:p text:style-name="Standard"/>
      <text:p text:style-name="Standard">12)Find all documents where the age is greatyer than 25 and the city is not "New York" or "Los Angeles"</text:p>
      <text:p text:style-name="Standard"/>
      <text:p text:style-name="Standard"/>
      <text:p text:style-name="Standard"><text:s/>db.collection.find({$and :[{age:{$gt:25}},{$nor:[{city:"New York"},{city:"Los Angeles"}]}]})</text:p>
      <text:p text:style-name="Standard"/>
      <text:p text:style-name="Standard"/>
      <text:p text:style-name="Standard">13)Find all document where the salary is highest among all the employees</text:p>
      <text:p text:style-name="Standard"/>
      <text:p text:style-name="Standard">db.collection.find().sort({salary:-1}).limit(1)</text:p>
      <text:p text:style-name="Standard"/>
      <text:p text:style-name="Standard"/>
      <text:p text:style-name="Standard">14)Find all documents where the salary is 2nd highest among all the employees</text:p>
      <text:p text:style-name="Standard"><text:s text:c="3"/></text:p>
      <text:p text:style-name="Standard"><text:soft-page-break/></text:p>
      <text:p text:style-name="Standard">db.collection.find().sort({salary:-1}).skip(1).limit(1)</text:p>
      <text:p text:style-name="Standard"/>
      <text:p text:style-name="Standard"/>
      <text:p text:style-name="Standard">15)Increment salaries of all employess by 500</text:p>
      <text:p text:style-name="Standard"/>
      <text:p text:style-name="Standard"/>
      <text:p text:style-name="Standard">db.collection.updateMany({},{$inc:{salary:500}})</text:p>
      <text:p text:style-name="Standard"/>
      <text:p text:style-name="Standard"/>
      <text:p text:style-name="P1">$gt</text:p>
      <text:p text:style-name="P1">$lt</text:p>
      <text:p text:style-name="P1">$gte</text:p>
      <text:p text:style-name="P1">$lte</text:p>
      <text:p text:style-name="P1">$eq</text:p>
      <text:p text:style-name="P1">$ne</text:p>
      <text:p text:style-name="P1"/>
      <text:p text:style-name="P1"/>
      <text:p text:style-name="P1"/>
      <text:p text:style-name="P1">logical operators</text:p>
      <text:p text:style-name="P1"/>
      <text:p text:style-name="P1"/>
      <text:p text:style-name="P1">$and</text:p>
      <text:p text:style-name="P1">$or</text:p>
      <text:p text:style-name="P1">$nor</text:p>
      <text:p text:style-name="P1"/>
      <text:p text:style-name="P1"/>
      <text:p text:style-name="P1"/>
      <text:p text:style-name="P2">db.collection.find({$and:[{age:{$gte:30}},{$or:[{city:"San Francisco"},{city:"Los Angeles"}]}]})</text:p>
      <text:p text:style-name="P2"/>
      <text:p text:style-name="P2"/>
      <text:p text:style-name="P2"/>
      <text:p text:style-name="P2"/>
      <text:p text:style-name="P3">least salary : db.collection.find().sort({salary:1}).limit(1)</text:p>
      <text:p text:style-name="P3">3<text:span text:style-name="T1">rd</text:span> least salary : db.collection.find().sort({salary:1}).skip(2).limit(1)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7:37:12.656854780</meta:creation-date>
    <dc:date>2023-04-19T19:02:51.079735736</dc:date>
    <meta:editing-duration>PT2M25S</meta:editing-duration>
    <meta:editing-cycles>1</meta:editing-cycles>
    <meta:document-statistic meta:table-count="0" meta:image-count="0" meta:object-count="0" meta:page-count="4" meta:paragraph-count="118" meta:word-count="384" meta:character-count="3527" meta:non-whitespace-character-count="2943"/>
    <meta:generator>LibreOffice/7.3.7.2$Linux_X86_64 LibreOffice_project/30$Build-2</meta:generator>
  </office:meta>
</office:document-meta>
</file>